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ff99" draw:opacity="100%" draw:opacity-name="Transparency_20_9" draw:textarea-horizontal-align="justify" draw:textarea-vertical-align="middle" draw:auto-grow-height="false" fo:min-height="5.688cm" fo:min-width="27.173cm"/>
    </style:style>
    <style:style style:name="gr2" style:family="graphic" style:parent-style-name="standard">
      <style:graphic-properties draw:stroke="none" draw:fill-color="#ccff99" draw:opacity="100%" draw:opacity-name="Transparency_20_11" draw:textarea-horizontal-align="justify" draw:textarea-vertical-align="middle" draw:auto-grow-height="false" fo:min-height="5.688cm" fo:min-width="27.173cm"/>
    </style:style>
    <style:style style:name="gr3" style:family="graphic" style:parent-style-name="standard">
      <style:graphic-properties draw:stroke="none" draw:fill-color="#cccc99" draw:opacity="100%" draw:opacity-name="Transparency_20_9" draw:textarea-horizontal-align="justify" draw:textarea-vertical-align="middle" draw:auto-grow-height="false" fo:min-height="5.765cm" fo:min-width="27.17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35cm" fo:min-width="5.29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02cm" fo:min-width="2.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2.25cm"/>
    </style:style>
    <style:style style:name="gr7" style:family="graphic" style:parent-style-name="standard">
      <style:graphic-properties draw:stroke="none" svg:stroke-color="#000000" draw:fill="none" draw:fill-color="#ffffff" fo:min-height="0.977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35cm" fo:min-width="13.44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67cm" fo:min-width="5.40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91cm" fo:min-width="2.30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92cm" fo:min-width="2.301cm"/>
    </style:style>
    <style:style style:name="gr12" style:family="graphic" style:parent-style-name="standard">
      <style:graphic-properties draw:stroke="none" svg:stroke-color="#000000" draw:fill="none" draw:fill-color="#ffffff" fo:min-height="0.961cm"/>
    </style:style>
    <style:style style:name="gr13" style:family="graphic" style:parent-style-name="standard">
      <style:graphic-properties draw:stroke="none" svg:stroke-color="#000000" draw:fill="none" draw:fill-color="#ffffff" fo:min-height="2.2cm"/>
    </style:style>
    <style:style style:name="gr14" style:family="graphic" style:parent-style-name="standard">
      <style:graphic-properties draw:stroke="none" svg:stroke-color="#000000" draw:fill="none" draw:fill-color="#ffffff" fo:min-height="2.671cm"/>
    </style:style>
    <style:style style:name="gr15" style:family="graphic" style:parent-style-name="standard">
      <style:graphic-properties draw:stroke="none" svg:stroke-color="#000000" draw:fill="none" draw:fill-color="#ffffff" fo:min-height="3.331cm"/>
    </style:style>
    <style:style style:name="gr16" style:family="graphic" style:parent-style-name="standard">
      <style:graphic-properties draw:stroke="none" svg:stroke-color="#000000" draw:fill="none" draw:fill-color="#ffffff" fo:min-height="0.945cm"/>
    </style:style>
    <style:style style:name="gr17" style:family="graphic" style:parent-style-name="standard">
      <style:graphic-properties draw:stroke="none" svg:stroke-color="#000000" draw:fill="none" draw:fill-color="#ffffff" fo:min-height="2.776cm"/>
    </style:style>
    <style:style style:name="P1" style:family="paragraph">
      <loext:graphic-properties draw:fill-color="#99ff99" draw:opacity="100%" draw:opacity-name="Transparency_20_9"/>
      <style:paragraph-properties fo:text-align="center"/>
    </style:style>
    <style:style style:name="P2" style:family="paragraph">
      <loext:graphic-properties draw:fill-color="#ccff99" draw:opacity="100%" draw:opacity-name="Transparency_20_11"/>
      <style:paragraph-properties fo:text-align="center"/>
    </style:style>
    <style:style style:name="P3" style:family="paragraph">
      <loext:graphic-properties draw:fill-color="#cccc99" draw:opacity="100%" draw:opacity-name="Transparency_20_9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73cm" svg:height="5.938cm" svg:x="1.027cm" svg:y="1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7.673cm" svg:height="5.938cm" svg:x="1.027cm" svg:y="7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673cm" svg:height="6.015cm" svg:x="1.027cm" svg:y="0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98cm" svg:height="5.085cm" svg:x="1.508cm" svg:y="7.7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68cm" svg:height="1.192cm" svg:x="1.711cm" svg:y="10.7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1.711cm" svg:y="10.22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1.711cm" svg:y="9.5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5.376cm" svg:height="1.227cm" svg:x="1.974cm" svg:y="7.891cm">
          <draw:text-box>
            <text:p><text:span text:style-name="T1">EnvironmentalQuantity</text:span></text:p>
          </draw:text-box>
        </draw:frame>
        <draw:custom-shape draw:style-name="gr8" draw:text-style-name="P4" draw:layer="layout" svg:width="13.949cm" svg:height="5.085cm" svg:x="1.783cm" svg:y="14.07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928cm" svg:height="1.227cm" svg:x="2.049cm" svg:y="14.237cm">
          <draw:text-box>
            <text:p><text:span text:style-name="T1">DiscreteLandscape</text:span></text:p>
          </draw:text-box>
        </draw:frame>
        <draw:custom-shape draw:style-name="gr5" draw:text-style-name="P5" draw:layer="layout" svg:width="4.368cm" svg:height="1.192cm" svg:x="2.187cm" svg:y="17.1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2.187cm" svg:y="16.5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2.187cm" svg:y="15.9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7.487cm" svg:y="17.13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368cm" svg:height="1.192cm" svg:x="7.487cm" svg:y="16.56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4.368cm" svg:height="1.191cm" svg:x="7.487cm" svg:y="15.9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5.904cm" svg:height="5.017cm" svg:x="1.43cm" svg:y="1.4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447cm" svg:height="1.177cm" svg:x="1.637cm" svg:y="4.49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4.447cm" svg:height="1.176cm" svg:x="1.637cm" svg:y="3.9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4.447cm" svg:height="1.175cm" svg:x="1.637cm" svg:y="3.31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text-style-name="P6" draw:layer="layout" svg:width="5.318cm" svg:height="1.211cm" svg:x="1.905cm" svg:y="1.635cm">
          <draw:text-box>
            <text:p><text:span text:style-name="T1">gdalcpp::Dataset</text:span></text:p>
          </draw:text-box>
        </draw:frame>
        <draw:frame draw:style-name="gr13" draw:text-style-name="P7" draw:layer="layout" svg:width="0.762cm" svg:height="2.45cm" svg:x="6.366cm" svg:y="9.206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3" draw:text-style-name="P7" draw:layer="layout" svg:width="0.762cm" svg:height="2.45cm" svg:x="11.941cm" svg:y="15.551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3" draw:text-style-name="P7" draw:layer="layout" svg:width="0.762cm" svg:height="2.45cm" svg:x="6.541cm" svg:y="15.551cm">
          <draw:text-box>
            <text:p><text:span text:style-name="T2">t</text:span><text:span text:style-name="T3">1</text:span></text:p>
            <text:p><text:span text:style-name="T2">t</text:span><text:span text:style-name="T3">2</text:span></text:p>
            <text:p><text:span text:style-name="T2">t</text:span><text:span text:style-name="T3">3</text:span></text:p>
            <text:p><text:span text:style-name="T2"/></text:p>
          </draw:text-box>
        </draw:frame>
        <draw:frame draw:style-name="gr14" draw:text-style-name="P8" draw:layer="layout" svg:width="10.657cm" svg:height="2.921cm" svg:x="14.952cm" svg:y="1.697cm">
          <draw:text-box>
            <text:list text:style-name="L1">
              <text:list-item>
                <text:p><text:span text:style-name="T4">Modern C++ wrapper for GDAL dataset</text:span></text:p>
                <text:p><text:span text:style-name="T4"/></text:p>
              </text:list-item>
              <text:list-item>
                <text:p><text:span text:style-name="T4">Pixel-oriented syntax (row/column)</text:span></text:p>
              </text:list-item>
            </text:list>
          </draw:text-box>
        </draw:frame>
        <draw:frame draw:style-name="gr15" draw:text-style-name="P8" draw:layer="layout" svg:width="12.896cm" svg:height="3.581cm" svg:x="15.282cm" svg:y="8.247cm">
          <draw:text-box>
            <text:list text:style-name="L1">
              <text:list-item>
                <text:p><text:span text:style-name="T4">Discrete function of space and time</text:span></text:p>
                <text:p><text:span text:style-name="T4"/></text:p>
              </text:list-item>
              <text:list-item>
                <text:p><text:span text:style-name="T4">Geography-oriented syntax (longitude/latitude)</text:span></text:p>
                <text:p><text:span text:style-name="T4"/></text:p>
              </text:list-item>
              <text:list-item>
                <text:p><text:span text:style-name="T4">Can generate a subset of coordinates suited for secured mathematical composition/simulation</text:span></text:p>
              </text:list-item>
            </text:list>
          </draw:text-box>
        </draw:frame>
        <draw:frame draw:style-name="gr16" draw:text-style-name="P9" draw:layer="layout" svg:width="1.778cm" svg:height="1.195cm" svg:x="13.573cm" svg:y="16.315cm">
          <draw:text-box>
            <text:p><text:span text:style-name="T5">...</text:span></text:p>
          </draw:text-box>
        </draw:frame>
        <draw:frame draw:style-name="gr17" draw:text-style-name="P8" draw:layer="layout" svg:width="12.896cm" svg:height="3.026cm" svg:x="16.582cm" svg:y="14.947cm">
          <draw:text-box>
            <text:list text:style-name="L1">
              <text:list-item>
                <text:p><text:span text:style-name="T4">A set of discrete functions of space and time</text:span></text:p>
                <text:p><text:span text:style-name="T4"/></text:p>
              </text:list-item>
              <text:list-item>
                <text:p><text:span text:style-name="T4">Can generate a subset of coordinates suited for secured mathematical composition/simulatio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" draw:display-name="Transparency 11" draw:style="radial" draw:cx="0%" draw:cy="50%" draw:start="100%" draw:end="0%" draw:border="0%"/>
    <draw:opacity draw:name="Transparency_20_9" draw:display-name="Transparency 9" draw:style="radial" draw:cx="1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8:38:04.984137826</meta:creation-date>
    <dc:date>2017-09-18T14:14:02.967051729</dc:date>
    <meta:editing-duration>PT19M37S</meta:editing-duration>
    <meta:editing-cycles>5</meta:editing-cycles>
    <meta:generator>LibreOffice/5.1.6.2$Linux_X86_64 LibreOffice_project/10m0$Build-2</meta:generator>
    <meta:document-statistic meta:object-count="28"/>
  </office:meta>
</office:document-meta>
</file>